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nsolas" svg:font-family="Consolas, Menlo, 'courier new', monospace"/>
    <style:font-face style:name="Lohit Devanagari1" svg:font-family="'Lohit Devanagari'"/>
    <style:font-face style:name="Time New Roman" svg:font-family="'Time New Roman'"/>
    <style:font-face style:name="aerial" svg:font-family="aerial"/>
    <style:font-face style:name="arial" svg:font-family="arial, sans-serif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32pt" fo:font-weight="bold" officeooo:rsid="001dfad8" officeooo:paragraph-rsid="001dfad8" style:font-size-asian="28pt" style:font-weight-asian="bold" style:font-size-complex="32pt" style:font-weight-complex="bold"/>
    </style:style>
    <style:style style:name="P2" style:family="paragraph" style:parent-style-name="Text_20_body">
      <style:text-properties style:font-name="Liberation Sans" fo:font-size="32pt" fo:font-weight="bold" officeooo:rsid="001e3b53" officeooo:paragraph-rsid="001e3b53" style:font-size-asian="28pt" style:font-weight-asian="bold" style:font-size-complex="32pt" style:font-weight-complex="bold"/>
    </style:style>
    <style:style style:name="P3" style:family="paragraph" style:parent-style-name="Text_20_body">
      <style:text-properties style:font-name="Liberation Sans" fo:font-size="32pt" fo:font-weight="bold" officeooo:rsid="001e3b53" officeooo:paragraph-rsid="001e3b53" style:font-size-asian="32pt" style:font-weight-asian="bold" style:font-size-complex="32pt" style:font-weight-complex="bold"/>
    </style:style>
    <style:style style:name="P4" style:family="paragraph" style:parent-style-name="Text_20_body">
      <style:text-properties style:font-name="Liberation Sans" fo:font-size="16pt" fo:font-weight="bold" officeooo:rsid="001dfad8" officeooo:paragraph-rsid="001dfad8" style:font-size-asian="16pt" style:font-weight-asian="bold" style:font-size-complex="16pt" style:font-weight-complex="bold"/>
    </style:style>
    <style:style style:name="P5" style:family="paragraph" style:parent-style-name="Text_20_body">
      <style:text-properties style:font-name="Liberation Sans" fo:font-size="16pt" fo:font-weight="bold" officeooo:rsid="001e3b53" officeooo:paragraph-rsid="001e3b53" style:font-size-asian="16pt" style:font-weight-asian="bold" style:font-size-complex="16pt" style:font-weight-complex="bold"/>
    </style:style>
    <style:style style:name="P6" style:family="paragraph" style:parent-style-name="Text_20_body">
      <style:text-properties style:font-name="Liberation Sans" fo:font-size="16pt" fo:font-weight="bold" officeooo:rsid="001e3b53" officeooo:paragraph-rsid="001e3b53" style:font-size-asian="14pt" style:font-weight-asian="bold" style:font-size-complex="16pt" style:font-weight-complex="bold"/>
    </style:style>
    <style:style style:name="P7" style:family="paragraph" style:parent-style-name="Text_20_body">
      <style:text-properties style:font-name="Liberation Sans" fo:font-size="16pt" fo:font-weight="bold" officeooo:rsid="001f5208" officeooo:paragraph-rsid="001f5208" style:font-size-asian="14pt" style:font-weight-asian="bold" style:font-size-complex="16pt" style:font-weight-complex="bold"/>
    </style:style>
    <style:style style:name="P8" style:family="paragraph" style:parent-style-name="Text_20_body">
      <style:text-properties style:font-name="Liberation Sans" fo:font-size="12pt" fo:font-weight="bold" officeooo:rsid="001e3b53" officeooo:paragraph-rsid="001e3b53" style:font-size-asian="10.5pt" style:font-weight-asian="bold" style:font-size-complex="12pt" style:font-weight-complex="bold"/>
    </style:style>
    <style:style style:name="P9" style:family="paragraph" style:parent-style-name="Text_20_body">
      <style:text-properties style:font-name="Liberation Sans" officeooo:paragraph-rsid="001f5208"/>
    </style:style>
    <style:style style:name="P10" style:family="paragraph" style:parent-style-name="Text_20_body">
      <style:text-properties style:font-name="Liberation Sans" officeooo:paragraph-rsid="001fb9e3"/>
    </style:style>
    <style:style style:name="P11" style:family="paragraph" style:parent-style-name="Text_20_body">
      <style:text-properties style:font-name="Liberation Sans" fo:font-weight="bold" officeooo:rsid="001fb9e3" officeooo:paragraph-rsid="001fb9e3" style:font-weight-asian="bold" style:font-weight-complex="bold"/>
    </style:style>
    <style:style style:name="T1" style:family="text">
      <style:text-properties fo:font-variant="normal" fo:text-transform="none" fo:color="#0f0808" style:font-name="Consolas" fo:font-size="11.25pt" fo:letter-spacing="normal" fo:font-style="normal"/>
    </style:style>
    <style:style style:name="T2" style:family="text">
      <style:text-properties fo:font-variant="normal" fo:text-transform="none" fo:color="#0f0808" style:font-name="Consolas" fo:font-size="11.25pt" fo:letter-spacing="normal" fo:font-style="normal" fo:font-weight="bold" officeooo:rsid="001f5208" style:font-size-asian="14pt" style:font-weight-asian="bold" style:font-size-complex="16pt" style:font-weight-complex="bold"/>
    </style:style>
    <style:style style:name="T3" style:family="text">
      <style:text-properties fo:font-variant="normal" fo:text-transform="none" fo:color="#0f0808" style:font-name="Consolas" fo:font-size="11.25pt" fo:letter-spacing="normal" fo:font-style="normal" fo:font-weight="normal" officeooo:rsid="001f5208" style:font-size-asian="14pt" style:font-weight-asian="normal" style:font-size-complex="16pt" style:font-weight-complex="normal"/>
    </style:style>
    <style:style style:name="T4" style:family="text">
      <style:text-properties fo:font-variant="normal" fo:text-transform="none" fo:color="#0f0808" style:font-name="Consolas" fo:font-size="11.2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f0808" style:font-name="Consolas" fo:font-size="11.25pt" fo:letter-spacing="normal" fo:font-style="normal" fo:font-weight="normal" officeooo:rsid="001f5208" style:font-weight-asian="normal" style:font-weight-complex="normal"/>
    </style:style>
    <style:style style:name="T6" style:family="text">
      <style:text-properties fo:font-variant="normal" fo:text-transform="none" fo:color="#0f0808" style:font-name="Consolas" fo:font-size="11.25pt" fo:letter-spacing="normal" fo:font-style="normal" fo:font-weight="normal" officeooo:rsid="001fb9e3" style:font-weight-asian="normal" style:font-weight-complex="normal"/>
    </style:style>
    <style:style style:name="T7" style:family="text">
      <style:text-properties fo:font-variant="normal" fo:text-transform="none" fo:color="#0f0808" fo:font-size="11.25pt" fo:letter-spacing="normal" fo:font-style="normal"/>
    </style:style>
    <style:style style:name="T8" style:family="text">
      <style:text-properties fo:font-variant="normal" fo:text-transform="none" fo:color="#0f0808" fo:font-size="11.25pt" fo:letter-spacing="normal" fo:font-style="normal" fo:font-weight="bold" officeooo:rsid="001f5208" style:font-size-asian="14pt" style:font-weight-asian="bold" style:font-size-complex="16pt" style:font-weight-complex="bold"/>
    </style:style>
    <style:style style:name="T9" style:family="text">
      <style:text-properties fo:font-variant="normal" fo:text-transform="none" fo:color="#0f0808" fo:font-size="11.25pt" fo:letter-spacing="normal" fo:font-style="normal" fo:font-weight="normal" officeooo:rsid="001f5208" style:font-size-asian="14pt" style:font-weight-asian="normal" style:font-size-complex="16pt" style:font-weight-complex="normal"/>
    </style:style>
    <style:style style:name="T10" style:family="text">
      <style:text-properties fo:font-variant="normal" fo:text-transform="none" fo:color="#0f0808" fo:font-size="11.25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f0808" fo:font-size="11.25pt" fo:letter-spacing="normal" fo:font-style="normal" fo:font-weight="normal" officeooo:rsid="001f5208" style:font-weight-asian="normal" style:font-weight-complex="normal"/>
    </style:style>
    <style:style style:name="T12" style:family="text">
      <style:text-properties fo:font-variant="normal" fo:text-transform="none" fo:color="#0f0808" fo:font-size="11.25pt" fo:letter-spacing="normal" fo:font-style="normal" fo:font-weight="normal" officeooo:rsid="001fb9e3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e2137" style:font-weight-asian="normal" style:font-weight-complex="normal"/>
    </style:style>
    <style:style style:name="T15" style:family="text">
      <style:text-properties fo:font-weight="normal" officeooo:rsid="001fb9e3" style:font-weight-asian="normal" style:font-weight-complex="normal"/>
    </style:style>
    <style:style style:name="T16" style:family="text">
      <style:text-properties officeooo:rsid="001f5208"/>
    </style:style>
    <style:style style:name="T17" style:family="text">
      <style:text-properties fo:font-size="16pt" fo:font-weight="bold" officeooo:rsid="001f5208" style:font-size-asian="14pt" style:font-weight-asian="bold" style:font-size-complex="16pt" style:font-weight-complex="bold"/>
    </style:style>
    <style:style style:name="T18" style:family="text">
      <style:text-properties fo:font-size="16pt" fo:font-weight="normal" officeooo:rsid="001f5208" style:font-size-asian="14pt" style:font-weight-asian="normal" style:font-size-complex="16pt" style:font-weight-complex="normal"/>
    </style:style>
    <style:style style:name="T19" style:family="text">
      <style:text-properties officeooo:rsid="001fb9e3"/>
    </style:style>
    <style:style style:name="T20" style:family="text">
      <style:text-properties style:font-name="Liberation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O:-</text:p>
      <text:p text:style-name="P4">SEO <text:span text:style-name="T13">stands for Search engine optimizaton,</text:span><text:span text:style-name="T14">google,bing jaise search engines kuch bots use karte hai jo website ke content ko scan karke unko result feed mein index provide karte hai.</text:span></text:p>
      <text:p text:style-name="P5"><text:span text:style-name="T14">S</text:span><text:span text:style-name="T13">EO ek bot hai jo ki keywords ki maddat se hamari saari website ko scan karke unko ek index provide karta hai.</text:span></text:p>
      <text:p text:style-name="P8"><text:span text:style-name="T13"/></text:p>
      <text:p text:style-name="P2"><text:span text:style-name="T16">s</text:span>trong/<text:span text:style-name="T16">em and b/i</text:span> tags:-</text:p>
      <text:p text:style-name="P6"><text:span text:style-name="T13">Basically inke beech ka jo difference hai wo SEO se related hai for example if we want to make bold/itallics a word/paragraph in a website then</text:span> SEO states if it is important then use Strong/em tags and if you want to make bold/itallics generally then use b/i.</text:p>
      <text:p text:style-name="P5"><text:span text:style-name="T13">This will help our website to rank first due to having a followed SEO rules.</text:span></text:p>
      <text:p text:style-name="P5"><text:span text:style-name="T13"/></text:p>
      <text:p text:style-name="P3">Boilerplate Tags:-</text:p>
      <text:p text:style-name="P9"><text:span text:style-name="T17">Doctype:-W</text:span><text:span text:style-name="T18">ebpage supports many type of file and we can create a webpage by many means like xHTML . Hence,we write </text:span><text:span text:style-name="T17">&lt;!Doctype html&gt; </text:span><text:span text:style-name="T18"><text:s/>to tell the web page that we are writing a file of HTML.</text:span></text:p>
      <text:p text:style-name="P7">Head:- <text:span text:style-name="T13">It is the head of every webpage and decide what we have use and how.</text:span></text:p>
      <text:p text:style-name="P7">Meta:- <text:span text:style-name="T13">this tag is use to rank in the SEO ranking. </text:span></text:p>
      <text:p text:style-name="P7"><text:span text:style-name="T13">Some of its attribute are:-</text:span></text:p>
      <text:p text:style-name="P10"><text:span text:style-name="T8">1.charset="UTF-8":- It </text:span><text:span text:style-name="T9">defines the </text:span><text:span text:style-name="T10">characters and symbols </text:span><text:span text:style-name="T11">we are going to use in further website. It is recommend to use UTF-8 bcz it is collection of all possible characters and symbols </text:span><text:span text:style-name="T12">in the world.</text:span></text:p>
      <text:p text:style-name="P11"><text:soft-page-break/><text:span text:style-name="T7">2.name :-</text:span><text:span text:style-name="T10">Defines the meta tag name like keywords authors etc. And each have its own value and meaning.</text:span></text:p>
      <text:p text:style-name="P11"><text:span text:style-name="T7">3.content:-</text:span><text:span text:style-name="T10">The value of the name are given here that are given by http.</text:span></text:p>
      <text:p text:style-name="P7">Title:- <text:span text:style-name="T15">defines the title of the page which is shown as the tab name.</text:span></text:p>
      <text:p text:style-name="P7">Body:- <text:span text:style-name="T15">Here we write our code snippet to provide our website a content and that content is displayed it to user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nsolas" svg:font-family="Consolas, Menlo, 'courier new', monospace"/>
    <style:font-face style:name="Lohit Devanagari1" svg:font-family="'Lohit Devanagari'"/>
    <style:font-face style:name="Time New Roman" svg:font-family="'Time New Roman'"/>
    <style:font-face style:name="aerial" svg:font-family="aerial"/>
    <style:font-face style:name="arial" svg:font-family="arial, sans-serif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2:10:56.771955054</meta:creation-date>
    <dc:date>2022-02-01T15:01:21.485456317</dc:date>
    <meta:editing-duration>PT7M37S</meta:editing-duration>
    <meta:editing-cycles>1</meta:editing-cycles>
    <meta:document-statistic meta:table-count="0" meta:image-count="0" meta:object-count="0" meta:page-count="2" meta:paragraph-count="16" meta:word-count="287" meta:character-count="1567" meta:non-whitespace-character-count="1294"/>
    <meta:generator>LibreOffice/6.4.7.2$Linux_X86_64 LibreOffice_project/40$Build-2</meta:generator>
  </office:meta>
</office:document-meta>
</file>